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paragraph-properties fo:line-height="150%"/>
      <style:text-properties style:font-name="Times New Roman" fo:font-size="12pt" style:font-size-asian="12pt" style:font-name-complex="Times New Roman1" style:font-size-complex="12pt"/>
    </style:style>
    <style:style style:name="P3" style:family="paragraph" style:parent-style-name="Standard">
      <style:paragraph-properties fo:margin-left="1.752cm" fo:margin-right="0cm" fo:line-height="150%" fo:text-indent="0cm" style:auto-text-indent="false"/>
    </style:style>
    <style:style style:name="P4" style:family="paragraph" style:parent-style-name="Standard">
      <style:paragraph-properties fo:margin-left="0cm" fo:margin-right="0cm" fo:line-height="150%" fo:text-indent="8.001cm" style:auto-text-indent="false"/>
      <style:text-properties style:font-name="Times New Roman" fo:font-size="12pt" style:font-size-asian="12pt" style:font-name-complex="Times New Roman1" style:font-size-complex="12pt"/>
    </style:style>
    <style:style style:name="P5" style:family="paragraph" style:parent-style-name="Standard">
      <style:paragraph-properties fo:margin-left="0cm" fo:margin-right="0cm" fo:line-height="100%" fo:text-indent="0cm" style:auto-text-indent="false"/>
      <style:text-properties style:font-name="Times New Roman" fo:font-size="12pt" style:font-size-asian="12pt" style:font-name-complex="Times New Roman1" style:font-size-complex="12pt"/>
    </style:style>
    <style:style style:name="P6" style:family="paragraph" style:parent-style-name="Standard">
      <style:paragraph-properties fo:margin-left="0cm" fo:margin-right="0cm" fo:margin-top="0cm" fo:margin-bottom="0.353cm" loext:contextual-spacing="false" fo:line-height="100%" fo:text-indent="0cm" style:auto-text-indent="false"/>
      <style:text-properties officeooo:paragraph-rsid="00036675"/>
    </style:style>
    <style:style style:name="P7" style:family="paragraph" style:parent-style-name="Standard" style:master-page-name="Standard">
      <style:paragraph-properties fo:line-height="150%"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P8" style:family="paragraph" style:parent-style-name="Standard">
      <style:paragraph-properties fo:line-height="100%" fo:text-align="justify" style:justify-single-word="false"/>
      <style:text-properties officeooo:paragraph-rsid="0006d0d5"/>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language="id" fo:country="ID" fo:font-weight="normal" style:font-size-asian="12pt" style:font-weight-asian="normal" style:font-name-complex="Times New Roman1" style:font-size-complex="12pt" style:font-weight-complex="normal"/>
    </style:style>
    <style:style style:name="T4" style:family="text">
      <style:text-properties style:font-name="Times New Roman" fo:font-size="12pt" fo:language="id" fo:country="ID" fo:font-weight="normal" officeooo:rsid="00036675" style:font-size-asian="12pt" style:font-weight-asian="normal" style:font-name-complex="Times New Roman1" style:font-size-complex="12pt" style:font-weight-complex="normal"/>
    </style:style>
    <style:style style:name="T5"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6" style:family="text">
      <style:text-properties style:font-name="Times New Roman" fo:font-size="14pt" fo:language="id" fo:country="ID" fo:font-weight="bold" style:font-size-asian="14pt" style:font-weight-asian="bold" style:font-name-complex="Times New Roman1" style:font-size-complex="14pt"/>
    </style:style>
    <style:style style:name="T7" style:family="text">
      <style:text-properties style:font-name="Times New Roman" fo:font-size="14pt" fo:language="id" fo:country="ID" fo:font-weight="bold" officeooo:rsid="0001f7c6" style:font-size-asian="14pt" style:font-weight-asian="bold" style:font-name-complex="Times New Roman1" style:font-size-complex="14pt"/>
    </style:style>
    <style:style style:name="T8" style:family="text">
      <style:text-properties officeooo:rsid="0004afb2"/>
    </style:style>
    <style:style style:name="T9" style:family="text">
      <style:text-properties style:font-name="Liberation Serif" fo:font-size="12pt" fo:language="id" fo:country="ID" fo:font-weight="bold" officeooo:rsid="00012d94" style:font-size-asian="12pt" style:font-weight-asian="bold" style:font-name-complex="Times New Roman1" style:font-size-complex="12pt"/>
    </style:style>
    <style:style style:name="T10" style:family="text">
      <style:text-properties style:font-name="Liberation Serif" fo:font-size="12pt" fo:language="id" fo:country="ID" fo:font-weight="bold" officeooo:rsid="00012d94" style:font-size-asian="12pt" style:font-weight-asian="bold" style:font-name-complex="Times New Roman1" style:font-size-complex="12pt" style:font-weight-complex="bold"/>
    </style:style>
    <style:style style:name="T11" style:family="text">
      <style:text-properties style:font-name="Liberation Serif" fo:font-size="12pt" fo:language="id" fo:country="ID" fo:font-weight="normal" officeooo:rsid="00012d94" style:font-size-asian="12pt" style:font-weight-asian="normal" style:font-name-complex="Times New Roman1"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ERNYATAAN KEABSAHAN SKRIPSI</text:p>
      <text:p text:style-name="P1"/>
      <text:p text:style-name="P3"><text:span text:style-name="T2">Yang bertandatangan di bawah ini saya :<text:line-break/>Nama<text:tab/><text:tab/><text:tab/><text:tab/>: Kuriyanto Adi Saputro<text:line-break/>Nomor Pokok Mahasiswa<text:tab/><text:tab/>: </text:span><text:span text:style-name="T4">1111172286</text:span><text:span text:style-name="T2"><text:line-break/>Program Studi<text:tab/><text:tab/><text:tab/>: Teknik Informatika<text:line-break/>Program Pendidikan<text:tab/><text:tab/>: Strata 1 (S1)</text:span></text:p>
      <text:p text:style-name="P8"><text:span text:style-name="T2">Menyatakan dengan sesungguhnya, Bahwa Skripsi dengan Judul “</text:span><text:span text:style-name="T7">Remastering GNU/Linux dengan </text:span><text:span text:style-name="T10">ubuntu customization kit</text:span><text:span text:style-name="T7"> untuk mahasiswa berbasis Xubuntu</text:span><text:span text:style-name="T6">”</text:span><text:span text:style-name="T1">. </text:span><text:span text:style-name="T2">Di buat melengkapi persyaratan untuk menjadi Sarjana Komputer pada Program Studi Teknik Informatika Jenjang Pendidikan Strata 1 Universitas Banten Jaya, Bukan merupakan tiruan atau duplikasi dari Skripsi yang sudah Dipublikasi dan atau pernah dipakai untuk mendapatkan gelar kesarjanaan dilingkungan Universitas Banten Jaya maupun di Perguruan Tinggi Dan Instansi manapun, Kecuali bagian yang sumber Informasi dicantumkan sebagai mana mestinya.<text:line-break/>Apabila ada pihak-pihak lain yang merasa dirugikan dengan Karya Ilmiah Saya Ini, Maka saya bersedia dicabu</text:span><text:bookmark text:name="_GoBack"/><text:span text:style-name="T2">t gelar kesarjanaannya.</text:span></text:p>
      <text:p text:style-name="P2"/>
      <text:p text:style-name="P2"/>
      <text:p text:style-name="P4"><text:s text:c="18"/>Serang, <text:span text:style-name="T8">23</text:span> <text:span text:style-name="T8">Juli</text:span> 201<text:span text:style-name="T8">8</text:span></text:p>
      <text:p text:style-name="P4"/>
      <text:p text:style-name="P5"/>
      <text:p text:style-name="P5"/>
      <text:p text:style-name="P6"><text:span text:style-name="T2"><text:tab/><text:tab/><text:tab/><text:tab/><text:tab/><text:tab/> <text:s text:c="18"/></text:span><text:span text:style-name="T1"><text:s/></text:span><text:span text:style-name="T5">Kuriyanto Adi Saputro</text:span><text:span text:style-name="T2"><text:line-break/> <text:s text:c="95"/>NPM : </text:span><text:span text:style-name="T3"><text:s/></text:span><text:span text:style-name="T4">11111722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08:42:00</meta:creation-date>
    <meta:initial-creator>Acer</meta:initial-creator>
    <dc:language>id-ID</dc:language>
    <dc:date>2018-08-30T17:00:36.876405947</dc:date>
    <meta:editing-cycles>9</meta:editing-cycles>
    <meta:editing-duration>PT40M52S</meta:editing-duration>
    <meta:generator>LibreOffice/6.0.5.2$Linux_X86_64 LibreOffice_project/54c8cbb85f300ac59db32fe8a675ff7683cd5a16</meta:generator>
    <meta:document-statistic meta:table-count="0" meta:image-count="0" meta:object-count="0" meta:page-count="1" meta:paragraph-count="5" meta:word-count="134" meta:character-count="1130" meta:non-whitespace-character-count="8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